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3879a" officeooo:paragraph-rsid="001387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fjf</text:p>
      <text:p text:style-name="P1">opiutw</text:p>
      <text:p text:style-name="P1">lsjadfn</text:p>
      <text:p text:style-name="P1">some text</text:p>
      <text:p text:style-name="P1">blah bla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4T00:22:35.042393221</dc:date>
    <meta:editing-duration>PT27S</meta:editing-duration>
    <meta:editing-cycles>1</meta:editing-cycles>
    <meta:document-statistic meta:table-count="0" meta:image-count="0" meta:object-count="0" meta:page-count="1" meta:paragraph-count="5" meta:word-count="7" meta:character-count="35" meta:non-whitespace-character-count="33"/>
    <meta:generator>LibreOffice/5.1.6.2$Linux_X86_64 LibreOffice_project/10m0$Build-2</meta:generator>
  </office:meta>
</office:document-meta>
</file>